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6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2])-[.J2]" office:value-type="float" office:value="69100" calcext:value-type="float">
            <text:p>691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188000" calcext:value-type="float">
            <text:p>18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)" office:value-type="float" office:value="128000" calcext:value-type="float">
            <text:p>128000</text:p>
          </table:table-cell>
          <table:table-cell/>
          <table:table-cell table:formula="of:=[.K29]-[.N4]" office:value-type="float" office:value="29900" calcext:value-type="float">
            <text:p>299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formula="of:=[.L5]-[.L4]" office:value-type="float" office:value="58900" calcext:value-type="float">
            <text:p>589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" office:value-type="float" office:value="66900" calcext:value-type="float">
            <text:p>669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3650" calcext:value-type="float">
            <text:p>13650</text:p>
          </table:table-cell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5500" calcext:value-type="float">
            <text:p>5500</text:p>
          </table:table-cell>
          <table:table-cell table:number-columns-repeated="5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style-name="ce15" table:formula="of:=SUM([.B29:.F29])" office:value-type="float" office:value="24400" calcext:value-type="float">
            <text:p>244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23400" calcext:value-type="float">
            <text:p>234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];[.C52];[.E52];[.F52])" office:value-type="float" office:value="799.761904761905" calcext:value-type="float">
            <text:p>799.7619047619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199.7619047619" calcext:value-type="float">
            <text:p>1199.7619047619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table:number-columns-repeated="2"/>
          <table:table-cell table:formula="of:=SUM([.B52:.F52])" office:value-type="float" office:value="1199.7619047619" calcext:value-type="float">
            <text:p>1199.7619047619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52:.E52])" office:value-type="float" office:value="1199.7619047619" calcext:value-type="float">
            <text:p>1199.7619047619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2];[.D52])" office:value-type="float" office:value="804.761904761905" calcext:value-type="float">
            <text:p>804.7619047619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E52])" office:value-type="float" office:value="1199.7619047619" calcext:value-type="float">
            <text:p>1199.7619047619</text:p>
          </table:table-cell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199.7619047619" calcext:value-type="float">
            <text:p>1199.7619047619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1" table:formula="of:=SUM([.B52:.F52])" office:value-type="float" office:value="1199.7619047619" calcext:value-type="float">
            <text:p>1199.7619047619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2:.F52])" office:value-type="float" office:value="1199.7619047619" calcext:value-type="float">
            <text:p>1199.7619047619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24400" calcext:value-type="float">
            <text:p>244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Meruj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0:21:28.676055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14T11:04:05.402202188</dc:date>
    <meta:editing-duration>P9DT23H9M44S</meta:editing-duration>
    <meta:editing-cycles>3081</meta:editing-cycles>
    <meta:generator>LibreOffice/4.2.8.2$Linux_X86_64 LibreOffice_project/420m0$Build-2</meta:generator>
    <meta:document-statistic meta:table-count="18" meta:cell-count="8313" meta:object-count="0"/>
  </office:meta>
</office:document-meta>
</file>